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Arial" svg:font-family="Arial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381cm" fo:margin-left="-0.191cm" table:align="left" style:writing-mode="lr-tb"/>
    </style:style>
    <style:style style:name="Таблица1.A" style:family="table-column">
      <style:table-column-properties style:column-width="7.669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Standard">
      <style:paragraph-properties fo:line-height="150%" fo:text-align="center" style:justify-single-word="false"/>
      <style:text-properties officeooo:paragraph-rsid="001293d1"/>
    </style:style>
    <style:style style:name="P2" style:family="paragraph" style:parent-style-name="Standard">
      <style:paragraph-properties fo:line-height="150%" fo:text-align="center" style:justify-single-word="false"/>
      <style:text-properties fo:text-transform="uppercase" fo:font-size="14pt" fo:font-weight="bold" officeooo:paragraph-rsid="001293d1" style:font-size-asian="14pt" style:font-weight-asian="bold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fo:font-size="14pt" officeooo:paragraph-rsid="001293d1" style:font-size-asian="14pt" style:font-size-complex="14pt"/>
    </style:style>
    <style:style style:name="P4" style:family="paragraph" style:parent-style-name="Standard">
      <style:paragraph-properties style:snap-to-layout-grid="false"/>
      <style:text-properties fo:font-size="14pt" officeooo:paragraph-rsid="001293d1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font-size="14pt" officeooo:paragraph-rsid="001293d1" style:font-size-asian="14pt" style:font-size-complex="14pt" style:font-weight-complex="bold"/>
    </style:style>
    <style:style style:name="P6" style:family="paragraph" style:parent-style-name="Standard">
      <style:text-properties fo:font-size="14pt" officeooo:paragraph-rsid="001293d1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language="ru" fo:country="RU" fo:font-weight="bold" officeooo:rsid="0015db20" officeooo:paragraph-rsid="0015db20" style:font-size-asian="14pt" style:font-weight-asian="bold" style:font-weight-complex="bold"/>
    </style:style>
    <style:style style:name="P8" style:family="paragraph" style:parent-style-name="Standard">
      <style:text-properties officeooo:paragraph-rsid="001293d1"/>
    </style:style>
    <style:style style:name="P9" style:family="paragraph" style:parent-style-name="Standard">
      <style:paragraph-properties fo:line-height="150%" fo:text-align="center" style:justify-single-word="false"/>
      <style:text-properties fo:color="#000000" officeooo:paragraph-rsid="001293d1"/>
    </style:style>
    <style:style style:name="P10" style:family="paragraph" style:parent-style-name="Standard">
      <style:paragraph-properties fo:line-height="150%" fo:text-align="center" style:justify-single-word="false"/>
      <style:text-properties fo:color="#000000" fo:font-size="14pt" officeooo:paragraph-rsid="001293d1" style:font-size-asian="14pt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0000" fo:font-size="14pt" officeooo:paragraph-rsid="001293d1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color="#000000" fo:font-size="14pt" fo:language="ru" fo:country="RU" officeooo:rsid="0015db20" officeooo:paragraph-rsid="0015db20" style:font-size-asian="14pt" style:font-size-complex="14pt"/>
    </style:style>
    <style:style style:name="P13" style:family="paragraph" style:parent-style-name="Standard">
      <style:paragraph-properties fo:margin-left="0cm" fo:margin-right="0cm" fo:text-indent="0.953cm" style:auto-text-indent="false"/>
      <style:text-properties fo:language="ru" fo:country="RU" fo:font-weight="bold" style:font-weight-asian="bold" style:font-weight-complex="bold"/>
    </style:style>
    <style:style style:name="P14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officeooo:paragraph-rsid="001293d1"/>
    </style:style>
    <style:style style:name="P15" style:family="paragraph" style:parent-style-name="Standard">
      <style:paragraph-properties fo:margin-left="0cm" fo:margin-right="0cm" fo:text-indent="0cm" style:auto-text-indent="false"/>
      <style:text-properties officeooo:paragraph-rsid="0015db20"/>
    </style:style>
    <style:style style:name="P16" style:family="paragraph" style:parent-style-name="Standard">
      <style:paragraph-properties fo:margin-left="0cm" fo:margin-right="0cm" fo:text-indent="0cm" style:auto-text-indent="false"/>
      <style:text-properties officeooo:paragraph-rsid="001cea69"/>
    </style:style>
    <style:style style:name="P1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fo:letter-spacing="normal" officeooo:paragraph-rsid="0015db20"/>
    </style:style>
    <style:style style:name="P1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fo:letter-spacing="normal" officeooo:paragraph-rsid="00176275"/>
    </style:style>
    <style:style style:name="P1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fo:letter-spacing="normal" fo:language="ru" fo:country="RU" officeooo:paragraph-rsid="00176275"/>
    </style:style>
    <style:style style:name="P2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style:font-name="Arial" fo:font-size="10.5pt" fo:letter-spacing="normal" fo:language="ru" fo:country="RU" fo:font-style="normal" fo:font-weight="normal" officeooo:rsid="0015db20" officeooo:paragraph-rsid="0015db20"/>
    </style:style>
    <style:style style:name="P2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style:font-name="Arial" fo:font-size="10.5pt" fo:letter-spacing="normal" fo:language="ru" fo:country="RU" fo:font-style="normal" fo:font-weight="normal" officeooo:rsid="00176275" officeooo:paragraph-rsid="00176275"/>
    </style:style>
    <style:style style:name="P2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style:font-name="Arial" fo:font-size="10.5pt" fo:letter-spacing="normal" fo:language="ru" fo:country="RU" fo:font-style="normal" fo:font-weight="normal" officeooo:rsid="00176275" officeooo:paragraph-rsid="001b5c0d"/>
    </style:style>
    <style:style style:name="P23" style:family="paragraph" style:parent-style-name="Standard">
      <style:paragraph-properties fo:margin-left="1.588cm" fo:margin-right="0cm" fo:text-indent="0cm" style:auto-text-indent="false"/>
      <style:text-properties fo:font-variant="normal" fo:text-transform="none" fo:color="#333333" style:font-name="Arial" fo:font-size="10.5pt" fo:letter-spacing="normal" fo:language="ru" fo:country="RU" fo:font-style="normal" fo:font-weight="normal" officeooo:rsid="0015db20" officeooo:paragraph-rsid="0015db20"/>
    </style:style>
    <style:style style:name="P24" style:family="paragraph" style:parent-style-name="Text_20_body">
      <style:paragraph-properties fo:margin-top="0cm" fo:margin-bottom="0cm" loext:contextual-spacing="false" fo:orphans="2" fo:widows="2" fo:padding="0cm" fo:border="none"/>
      <style:text-properties officeooo:paragraph-rsid="001b5c0d"/>
    </style:style>
    <style:style style:name="P25" style:family="paragraph" style:parent-style-name="Table_20_Contents">
      <style:text-properties fo:font-size="2pt" style:font-size-asian="2pt" style:font-size-complex="2pt"/>
    </style:style>
    <style:style style:name="P26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officeooo:paragraph-rsid="001293d1" style:font-size-asian="14pt" style:font-weight-asian="bold" style:font-size-complex="14pt"/>
    </style:style>
    <style:style style:name="P27" style:family="paragraph" style:parent-style-name="Standard">
      <style:paragraph-properties fo:margin-left="0cm" fo:margin-right="0cm" fo:text-indent="0.953cm" style:auto-text-indent="false"/>
      <style:text-properties fo:language="ru" fo:country="RU" officeooo:paragraph-rsid="001cea69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language="ru" fo:country="RU" officeooo:rsid="001cea69" officeooo:paragraph-rsid="001cea69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language="ru" fo:country="RU" officeooo:rsid="001ed019" officeooo:paragraph-rsid="001ed019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language="en" fo:country="US" officeooo:rsid="001ed019" officeooo:paragraph-rsid="001ed019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language="en" fo:country="US" officeooo:rsid="0020c3de" officeooo:paragraph-rsid="0020c3de"/>
    </style:style>
    <style:style style:name="P32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style:font-name="Arial" fo:font-size="10.5pt" fo:letter-spacing="normal" fo:font-style="normal" fo:font-weight="normal"/>
    </style:style>
    <style:style style:name="P33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fo:letter-spacing="normal" officeooo:paragraph-rsid="0015db20"/>
    </style:style>
    <style:style style:name="P3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fo:letter-spacing="normal" officeooo:paragraph-rsid="0015db20"/>
    </style:style>
    <style:style style:name="P3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language="ru" fo:country="RU" officeooo:rsid="00176275" officeooo:paragraph-rsid="001b5c0d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language="ru" fo:country="RU" fo:font-weight="bold" officeooo:rsid="0015db20" style:font-size-asian="14pt" style:font-weight-asian="bold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bold" officeooo:rsid="0015db20" style:font-weight-asian="bold" style:font-weight-complex="bold"/>
    </style:style>
    <style:style style:name="T6" style:family="text">
      <style:text-properties fo:language="ru" fo:country="RU" officeooo:rsid="0015db20"/>
    </style:style>
    <style:style style:name="T7" style:family="text">
      <style:text-properties fo:language="ru" fo:country="RU" officeooo:rsid="0019f92f"/>
    </style:style>
    <style:style style:name="T8" style:family="text">
      <style:text-properties fo:language="ru" fo:country="RU" officeooo:rsid="001b5c0d"/>
    </style:style>
    <style:style style:name="T9" style:family="text">
      <style:text-properties fo:language="ru" fo:country="RU" officeooo:rsid="001cea69"/>
    </style:style>
    <style:style style:name="T10" style:family="text">
      <style:text-properties fo:language="ru" fo:country="RU" officeooo:rsid="0019cb2e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15db20"/>
    </style:style>
    <style:style style:name="T13" style:family="text">
      <style:text-properties fo:language="en" fo:country="US" officeooo:rsid="001b5c0d"/>
    </style:style>
    <style:style style:name="T14" style:family="text">
      <style:text-properties fo:language="en" fo:country="US" officeooo:rsid="001cea69"/>
    </style:style>
    <style:style style:name="T15" style:family="text">
      <style:text-properties fo:language="en" fo:country="US" officeooo:rsid="0020c3de"/>
    </style:style>
    <style:style style:name="T16" style:family="text">
      <style:text-properties fo:color="#ff0000" fo:font-size="14pt" fo:font-weight="bold" style:font-size-asian="14pt" style:font-weight-asian="bold" style:font-size-complex="14pt"/>
    </style:style>
    <style:style style:name="T17" style:family="text">
      <style:text-properties fo:text-transform="uppercase" style:font-size-complex="14pt"/>
    </style:style>
    <style:style style:name="T18" style:family="text">
      <style:text-properties fo:color="#000000" fo:font-size="14pt" fo:font-weight="bold" style:font-size-asian="14pt" style:font-weight-asian="bold" style:font-size-complex="14pt"/>
    </style:style>
    <style:style style:name="T19" style:family="text">
      <style:text-properties fo:color="#000000" fo:font-size="14pt" fo:language="en" fo:country="US" fo:font-weight="bold" officeooo:rsid="0015db20" style:font-size-asian="14pt" style:font-weight-asian="bold" style:font-size-complex="14pt"/>
    </style:style>
    <style:style style:name="T20" style:family="text">
      <style:text-properties fo:color="#000000" fo:font-size="14pt" officeooo:rsid="0015db20" style:font-size-asian="14pt" style:font-size-complex="14pt"/>
    </style:style>
    <style:style style:name="T21" style:family="text">
      <style:text-properties fo:font-variant="normal" fo:text-transform="none" fo:color="#000000" fo:font-size="14pt" style:font-size-asian="14pt" style:font-size-complex="14pt"/>
    </style:style>
    <style:style style:name="T22" style:family="text">
      <style:text-properties fo:font-variant="normal" fo:text-transform="none" fo:color="#000000" fo:font-size="14pt" fo:language="ru" fo:country="RU" fo:font-weight="bold" officeooo:rsid="0015db20" style:font-size-asian="14pt" style:font-weight-asian="bold" style:font-name-complex="Times New Roman" style:font-size-complex="14pt" style:font-weight-complex="bold"/>
    </style:style>
    <style:style style:name="T23" style:family="text">
      <style:text-properties fo:font-variant="normal" fo:text-transform="none" fo:color="#000000" fo:font-size="14pt" fo:language="en" fo:country="US" fo:font-weight="bold" officeooo:rsid="0015db20" style:font-size-asian="14pt" style:font-weight-asian="bold" style:font-name-complex="Times New Roman" style:font-size-complex="14pt" style:font-weight-complex="bold"/>
    </style:style>
    <style:style style:name="T24" style:family="text">
      <style:text-properties fo:font-variant="normal" fo:text-transform="none" fo:color="#333333" style:font-name="Arial" fo:font-size="10.5pt" fo:letter-spacing="normal" fo:language="ru" fo:country="RU" fo:font-style="normal" fo:font-weight="normal" officeooo:rsid="0015db20"/>
    </style:style>
    <style:style style:name="T25" style:family="text">
      <style:text-properties fo:font-variant="normal" fo:text-transform="none" fo:color="#333333" style:font-name="Arial" fo:font-size="10.5pt" fo:letter-spacing="normal" fo:language="ru" fo:country="RU" fo:font-style="normal" fo:font-weight="normal" officeooo:rsid="0019f92f"/>
    </style:style>
    <style:style style:name="T26" style:family="text">
      <style:text-properties fo:font-variant="normal" fo:text-transform="none" fo:color="#333333" style:font-name="Arial" fo:font-size="10.5pt" fo:letter-spacing="normal" fo:language="ru" fo:country="RU" fo:font-style="normal" fo:font-weight="normal" officeooo:rsid="001b5c0d"/>
    </style:style>
    <style:style style:name="T27" style:family="text">
      <style:text-properties fo:font-variant="normal" fo:text-transform="none" fo:color="#333333" style:font-name="Arial" fo:font-size="10.5pt" fo:letter-spacing="normal" fo:language="ru" fo:country="RU" fo:font-style="normal" fo:font-weight="normal" officeooo:rsid="00176275"/>
    </style:style>
    <style:style style:name="T28" style:family="text">
      <style:text-properties fo:font-variant="normal" fo:text-transform="none" fo:color="#333333" style:font-name="Arial" fo:font-size="10.5pt" fo:letter-spacing="normal" fo:language="ru" fo:country="RU" fo:font-style="normal" fo:font-weight="bold" officeooo:rsid="0015db20" style:font-weight-asian="bold" style:font-weight-complex="bold"/>
    </style:style>
    <style:style style:name="T29" style:family="text">
      <style:text-properties fo:font-variant="normal" fo:text-transform="none" fo:color="#333333" style:font-name="Arial" fo:font-size="10.5pt" fo:letter-spacing="normal" fo:language="en" fo:country="US" fo:font-style="normal" fo:font-weight="normal" officeooo:rsid="0015db20"/>
    </style:style>
    <style:style style:name="T30" style:family="text">
      <style:text-properties fo:font-variant="normal" fo:text-transform="none" fo:color="#333333" style:font-name="Arial" fo:font-size="10.5pt" fo:letter-spacing="normal" fo:language="en" fo:country="US" fo:font-style="normal" fo:font-weight="normal" officeooo:rsid="00176275"/>
    </style:style>
    <style:style style:name="T31" style:family="text">
      <style:text-properties fo:font-variant="normal" fo:text-transform="none" fo:color="#333333" style:font-name="Arial" fo:font-size="10.5pt" fo:letter-spacing="normal" fo:language="en" fo:country="US" fo:font-style="normal" fo:font-weight="normal" officeooo:rsid="0020c3de"/>
    </style:style>
    <style:style style:name="T32" style:family="text">
      <style:text-properties fo:font-variant="normal" fo:text-transform="none" fo:color="#333333" style:font-name="Arial" fo:font-size="10.5pt" fo:letter-spacing="normal" fo:language="en" fo:country="US" fo:font-style="normal" fo:font-weight="bold" officeooo:rsid="0015db20" style:font-weight-asian="bold" style:font-weight-complex="bold"/>
    </style:style>
    <style:style style:name="T33" style:family="text">
      <style:text-properties fo:font-variant="normal" fo:text-transform="none" fo:color="#333333" style:font-name="Arial" fo:font-size="10.5pt" fo:letter-spacing="normal" fo:font-style="normal" fo:font-weight="normal"/>
    </style:style>
    <style:style style:name="T34" style:family="text">
      <style:text-properties style:font-name="Arial" fo:font-size="10.5pt" fo:font-style="normal" fo:font-weight="normal"/>
    </style:style>
    <style:style style:name="T35" style:family="text">
      <style:text-properties style:font-name="Arial" fo:font-size="10.5pt" fo:font-style="normal" fo:font-weight="normal" officeooo:rsid="00176275"/>
    </style:style>
    <style:style style:name="T36" style:family="text">
      <style:text-properties style:font-name="Arial" fo:font-size="10.5pt" fo:font-style="normal" fo:font-weight="bold" style:font-weight-asian="bold" style:font-weight-complex="bold"/>
    </style:style>
    <style:style style:name="T37" style:family="text">
      <style:text-properties style:font-name="Arial" fo:font-size="10.5pt" fo:font-style="normal" fo:font-weight="bold" officeooo:rsid="00176275" style:font-weight-asian="bold" style:font-weight-complex="bold"/>
    </style:style>
    <style:style style:name="T38" style:family="text">
      <style:text-properties style:font-name="Arial" fo:font-size="10.5pt" fo:language="ru" fo:country="RU" fo:font-style="normal" fo:font-weight="normal"/>
    </style:style>
    <style:style style:name="T39" style:family="text">
      <style:text-properties style:font-name="Arial" fo:font-size="10.5pt" fo:language="ru" fo:country="RU" fo:font-style="normal" fo:font-weight="normal" officeooo:rsid="0015db20"/>
    </style:style>
    <style:style style:name="T40" style:family="text">
      <style:text-properties style:font-name="Arial" fo:font-size="10.5pt" fo:language="ru" fo:country="RU" fo:font-style="normal" fo:font-weight="normal" officeooo:rsid="00176275"/>
    </style:style>
    <style:style style:name="T41" style:family="text">
      <style:text-properties style:font-name="Arial" fo:font-size="10.5pt" fo:language="ru" fo:country="RU" fo:font-style="normal" fo:font-weight="normal" officeooo:rsid="0019f92f"/>
    </style:style>
    <style:style style:name="T42" style:family="text">
      <style:text-properties style:font-name="Arial" fo:font-size="10.5pt" fo:language="ru" fo:country="RU" fo:font-style="normal" fo:font-weight="bold" officeooo:rsid="0015db20" style:font-weight-asian="bold" style:font-weight-complex="bold"/>
    </style:style>
    <style:style style:name="T43" style:family="text">
      <style:text-properties style:font-name="Arial" fo:font-size="10.5pt" fo:language="en" fo:country="US" fo:font-style="normal" fo:font-weight="normal" officeooo:rsid="0015db20"/>
    </style:style>
    <style:style style:name="T44" style:family="text">
      <style:text-properties style:font-name="Arial" fo:font-size="10.5pt" fo:language="en" fo:country="US" fo:font-style="normal" fo:font-weight="normal" officeooo:rsid="00176275"/>
    </style:style>
    <style:style style:name="T45" style:family="text">
      <style:text-properties style:font-name="Arial" fo:font-size="10.5pt" fo:language="en" fo:country="US" fo:font-style="normal" fo:font-weight="normal" officeooo:rsid="001b5c0d"/>
    </style:style>
    <style:style style:name="T46" style:family="text">
      <style:text-properties style:font-name="Arial" fo:font-size="10.5pt" fo:language="en" fo:country="US" fo:font-style="normal" fo:font-weight="normal" officeooo:rsid="0020c3de"/>
    </style:style>
    <style:style style:name="T47" style:family="text">
      <style:text-properties style:font-name="Arial" fo:font-size="10.5pt" fo:language="en" fo:country="US" fo:font-style="normal" fo:font-weight="bold" officeooo:rsid="0015db20" style:font-weight-asian="bold" style:font-weight-complex="bold"/>
    </style:style>
    <style:style style:name="T48" style:family="text">
      <style:text-properties style:font-name-complex="Arial" style:font-size-complex="10.5pt" style:font-style-complex="normal" style:font-weight-complex="normal"/>
    </style:style>
    <style:style style:name="T49" style:family="text">
      <style:text-properties officeooo:rsid="0019cb2e"/>
    </style:style>
    <style:style style:name="T50" style:family="text">
      <style:text-properties officeooo:rsid="001b5c0d"/>
    </style:style>
    <style:style style:name="T5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1.27cm"/>
      </text:list-level-style-bullet>
      <text:list-level-style-bullet text:level="2" text:style-name="Bullet_20_Symbols" style:num-suffix="." text:bullet-char="•">
        <style:list-level-properties text:space-before="3.265cm" text:min-label-width="0.499cm"/>
      </text:list-level-style-bullet>
      <text:list-level-style-bullet text:level="3" text:style-name="Bullet_20_Symbols" style:num-suffix="." text:bullet-char="•">
        <style:list-level-properties text:space-before="4.512cm" text:min-label-width="0.499cm"/>
      </text:list-level-style-bullet>
      <text:list-level-style-bullet text:level="4" text:style-name="Bullet_20_Symbols" style:num-suffix="." text:bullet-char="•">
        <style:list-level-properties text:space-before="5.759cm" text:min-label-width="0.499cm"/>
      </text:list-level-style-bullet>
      <text:list-level-style-bullet text:level="5" text:style-name="Bullet_20_Symbols" style:num-suffix="." text:bullet-char="•">
        <style:list-level-properties text:space-before="7.006cm" text:min-label-width="0.499cm"/>
      </text:list-level-style-bullet>
      <text:list-level-style-bullet text:level="6" text:style-name="Bullet_20_Symbols" style:num-suffix="." text:bullet-char="•">
        <style:list-level-properties text:space-before="8.253cm" text:min-label-width="0.499cm"/>
      </text:list-level-style-bullet>
      <text:list-level-style-bullet text:level="7" text:style-name="Bullet_20_Symbols" style:num-suffix="." text:bullet-char="•">
        <style:list-level-properties text:space-before="9.5cm" text:min-label-width="0.499cm"/>
      </text:list-level-style-bullet>
      <text:list-level-style-bullet text:level="8" text:style-name="Bullet_20_Symbols" style:num-suffix="." text:bullet-char="•">
        <style:list-level-properties text:space-before="10.748cm" text:min-label-width="0.499cm"/>
      </text:list-level-style-bullet>
      <text:list-level-style-bullet text:level="9" text:style-name="Bullet_20_Symbols" style:num-suffix="." text:bullet-char="•">
        <style:list-level-properties text:space-before="11.995cm" text:min-label-width="0.499cm"/>
      </text:list-level-style-bullet>
      <text:list-level-style-bullet text:level="10" text:style-name="Bullet_20_Symbols" style:num-suffix="." text:bullet-char="•">
        <style:list-level-properties text:space-before="13.24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МИНОБРНАУКИ РОССИИ</text:p>
      <text:p text:style-name="P2">Санкт-Петербургский государственный</text:p>
      <text:p text:style-name="P2">электротехнический университет</text:p>
      <text:p text:style-name="P2">«ЛЭТИ» им. В.И. Ульянова (Ленина)</text:p>
      <text:p text:style-name="P1"><text:span text:style-name="T1">Кафедра </text:span><text:span text:style-name="T18">МОЕВМ</text:span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14"><text:span text:style-name="Название_20_книги"><text:span text:style-name="T17">отчет</text:span></text:span></text:p>
      <text:p text:style-name="P1"><text:span text:style-name="T1">по лабораторной работе</text:span><text:span text:style-name="T16"> </text:span><text:span text:style-name="T18">№</text:span><text:span text:style-name="T19">1</text:span></text:p>
      <text:p text:style-name="P9"><text:span text:style-name="T1">по дисциплине «</text:span><text:span text:style-name="T2">Программирование</text:span><text:span text:style-name="T1">»</text:span></text:p>
      <text:p text:style-name="P1"><text:span text:style-name="Название_20_книги"><text:span text:style-name="T21">Тема: </text:span></text:span><text:span text:style-name="Название_20_книги"><text:span text:style-name="T22">Создание проекта и работа на </text:span></text:span><text:span text:style-name="Название_20_книги"><text:span text:style-name="T23">GitHub</text:span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8"><text:span text:style-name="T3">Студент гр. 63</text:span><text:span text:style-name="T20">04</text:span></text:p>
          </table:table-cell>
          <table:table-cell table:style-name="Таблица1.B1" office:value-type="string">
            <text:p text:style-name="P4">Программная инженерия</text:p>
          </table:table-cell>
          <table:table-cell table:style-name="Таблица1.A1" office:value-type="string">
            <text:p text:style-name="P11"><text:span text:style-name="T8">Зубов К.А</text:span>.</text:p>
          </table:table-cell>
        </table:table-row>
        <table:table-row table:style-name="Таблица1.1">
          <table:table-cell table:style-name="Таблица1.A1" office:value-type="string">
            <text:p text:style-name="P6">Преподаватель</text:p>
          </table:table-cell>
          <table:table-cell table:style-name="Таблица1.B2" office:value-type="string">
            <text:p text:style-name="P4">Информатика</text:p>
          </table:table-cell>
          <table:table-cell table:style-name="Таблица1.A1" office:value-type="string">
            <text:p text:style-name="P12">Калюжный А.</text:p>
          </table:table-cell>
        </table:table-row>
      </table:table>
      <text:p text:style-name="P1"/>
      <text:p text:style-name="P5">Санкт-Петербург</text:p>
      <text:p text:style-name="P10">2016</text:p>
      <text:p text:style-name="Heading"/>
      <text:p text:style-name="Heading"/>
      <text:p text:style-name="Heading"/>
      <text:p text:style-name="Heading"/>
      <text:p text:style-name="Heading"><text:soft-page-break/>Лабораторная работа</text:p>
      <text:p text:style-name="P7">Работа на сервере</text:p>
      <text:p text:style-name="P27"><text:tab/>Цель работы</text:p>
      <text:p text:style-name="P16"><text:span text:style-name="T4"><text:tab/></text:span><text:span text:style-name="T6">Создание </text:span><text:span text:style-name="T12">MakeFile </text:span><text:span text:style-name="T6">и управление кодом с помощью </text:span><text:span text:style-name="T12">git.</text:span></text:p>
      <text:p text:style-name="P13"><text:tab/><text:tab/><text:tab/><text:tab/><text:tab/>Порядок проведения работы.</text:p>
      <text:p text:style-name="P15"><text:span text:style-name="T5">1.</text:span><text:span text:style-name="T6"> </text:span><text:span text:style-name="T8">С</text:span><text:span text:style-name="T6">оздал проект, состоящий из пяти файлов :</text:span><text:span text:style-name="T24">main.c, print_str.c, get_name.c , print_str.h,</text:span><text:span text:style-name="T26">т </text:span><text:span text:style-name="T24">get_name.h в каталоге , </text:span><text:span text:style-name="T26">который содержит моё имя и фамилию и номер лабораторной.</text:span><text:span text:style-name="T24">Ф айлы содержа</text:span><text:span text:style-name="T26">т</text:span><text:span text:style-name="T24">следующие функции:</text:span></text:p>
      <text:p text:style-name="P23"/>
      <text:p text:style-name="P15"><text:span text:style-name="T24"><text:tab/></text:span><text:span text:style-name="T28">Файл </text:span><text:span text:style-name="T32">get_name.c</text:span><text:span text:style-name="T29"> содерж</text:span><text:span text:style-name="T25">ит</text:span><text:span text:style-name="T29"> описание функции, которая считывает из входного потока имя <text:tab/>пользователя и возвращает его.</text:span></text:p>
      <text:list xml:id="list1268315783104376466" text:style-name="L1">
        <text:list-header>
          <text:p text:style-name="P32"><text:span text:style-name="T51">Файл get_name.h</text:span> содерж<text:span text:style-name="T7">ит</text:span> прототип функции, которая считывает из входного потока имя пользователя и возвращает его.</text:p>
          <text:p text:style-name="P33"><text:span text:style-name="T36">Файл print_str.c </text:span><text:span text:style-name="T38">содер</text:span><text:span text:style-name="T41">жит</text:span><text:span text:style-name="T34"> описание функции, которая принимает в качестве аргумента строку и выводит её (функция ничего не возвращает).</text:span></text:p>
          <text:p text:style-name="P33"><text:span text:style-name="T36">Файл print_str.h</text:span><text:span text:style-name="T34"> </text:span><text:span text:style-name="T38">соде</text:span><text:span text:style-name="T41">держит</text:span><text:span text:style-name="T34"> прототип функции, которая принимает в качестве аргумента строку и выводит её (функция ничего не возвращает).</text:span></text:p>
          <text:p text:style-name="P33"><text:span text:style-name="T36">Файл main.c</text:span><text:span text:style-name="T34"> содержит главную функцию, которая вызывает функцию из файла get_name.h, добавляет к результату выполнения функции строку “Hello, ” и передает полученную строку в функцию вывода стро</text:span><text:span text:style-name="T48">﻿</text:span><text:span text:style-name="T34">ки из print_str.h.</text:span></text:p>
        </text:list-header>
      </text:list>
      <text:p text:style-name="P17"><text:span text:style-name="T39"><text:tab/></text:span><text:span text:style-name="T42">2. </text:span><text:span text:style-name="T39">После того, как мой проект был готов, я создал для него </text:span><text:span text:style-name="T47">MakeFile.</text:span><text:span text:style-name="T43"><text:line-break/><text:tab/></text:span><text:span text:style-name="T42">2.1 Содержание и описание функции </text:span><text:span text:style-name="T47">MakeFile </text:span><text:span text:style-name="T42">:</text:span></text:p>
      <text:p text:style-name="P17"><text:span text:style-name="T39">main: main.o get_name.o print_str.o <text:s text:c="14"/><text:tab/> <text:s text:c="2"/>// </text:span><text:span text:style-name="T40">происходит линковка, исполняемый файл </text:span><text:span text:style-name="T44">main</text:span></text:p>
      <text:p text:style-name="P17"><text:span text:style-name="T39"><text:s text:c="8"/>gcc main.o -o main print_str.o get_name.o // </text:span><text:span text:style-name="T40">компиляция файлов</text:span></text:p>
      <text:p text:style-name="P17"><text:span text:style-name="T39"><text:s text:c="8"/>rm *.o <text:s text:c="51"/><text:tab/> // </text:span><text:span text:style-name="T40">удаление всех файлов, имеющих расширение .</text:span><text:span text:style-name="T44">o</text:span></text:p>
      <text:p text:style-name="P17"><text:span text:style-name="T39">main.o: main.c <text:s text:c="46"/><text:tab/>// </text:span><text:span text:style-name="T40">создание объектного файла </text:span><text:span text:style-name="T44">main.o</text:span></text:p>
      <text:p text:style-name="P18"><text:span text:style-name="T39"><text:s text:c="8"/>gcc -c main.c <text:s text:c="42"/>//</text:span><text:span text:style-name="T40">компиляция</text:span></text:p>
      <text:p text:style-name="P18"><text:span text:style-name="T39">print_str.o: print_str.c print_str.h <text:tab/> <text:s text:c="8"/>// </text:span><text:span text:style-name="T40">создание объектного файла</text:span><text:span text:style-name="T39"> </text:span><text:span text:style-name="T44">print_str.o</text:span></text:p>
      <text:p text:style-name="P18"><text:span text:style-name="T39"><text:s text:c="8"/>gcc -c print_str.c <text:s text:c="34"/>//</text:span><text:span text:style-name="T40">компиляция</text:span></text:p>
      <text:p text:style-name="P18"><text:span text:style-name="T39">get_name.o: get_name.c get_name.h <text:s text:c="7"/>//</text:span><text:span text:style-name="T40">создание объектного файла <text:s/></text:span><text:span text:style-name="T44">get_name.o</text:span></text:p>
      <text:p text:style-name="P17"><text:span text:style-name="T39"><text:s text:c="8"/>gcc -c get_name.c <text:s text:c="28"/>//</text:span><text:span text:style-name="T40">компиляция</text:span></text:p>
      <text:p text:style-name="P20">clean: <text:s text:c="54"/>//</text:p>
      <text:p text:style-name="P18"><text:span text:style-name="T39"><text:s text:c="8"/>rm *.o <text:s text:c="45"/>//</text:span><text:span text:style-name="T40">удаление всех файлов, имеющих расширение .</text:span><text:span text:style-name="T44">o</text:span></text:p>
      <text:p text:style-name="P19"><text:span text:style-name="T37">3. Работа с репозиторием:</text:span><text:span text:style-name="T35"><text:line-break/> </text:span><text:span text:style-name="T46">a</text:span><text:span text:style-name="T35">. <text:s/></text:span><text:span text:style-name="T45">G</text:span><text:span text:style-name="T35">it clone </text:span><text:a xlink:type="simple" xlink:href="https://github.com/moevm/pr1-2016-6304.git" text:style-name="Internet_20_link" text:visited-style-name="Visited_20_Internet_20_Link"><text:span text:style-name="T35">https://github.com/moevm/pr1-2016-6304.git</text:span></text:a><text:span text:style-name="T35"> — копирование репозитория группы.</text:span></text:p>
      <text:p text:style-name="P21"><text:span text:style-name="T15"><text:s/>b</text:span>. <text:span text:style-name="T13">G</text:span>it checkout -b <text:span text:style-name="T13">ZUBOV_KOSTYA_L_1 </text:span><text:span text:style-name="T50">локально создал новую ветку от ветки </text:span><text:span text:style-name="T13">master.</text:span></text:p>
      <text:p text:style-name="P22"><text:span text:style-name="T15"><text:s/>c</text:span><text:span text:style-name="T13">. Git push origin “ZUBOV_KOSTYA_L_1” - <text:s/></text:span><text:span text:style-name="T50">отправляем изменения на сервер.</text:span></text:p>
      <text:p text:style-name="P22"><text:span text:style-name="T15"><text:s/>d</text:span>. <text:span text:style-name="T11">Git add *.c *.h makefile</text:span></text:p>
      <text:p text:style-name="P24"><text:span text:style-name="T31"><text:s/>e</text:span><text:span text:style-name="T30">. Git commit -m “L_1” - </text:span><text:span text:style-name="T27">комментарий изменений.</text:span></text:p>
      <text:p text:style-name="P24"><text:span text:style-name="T31"><text:s/>f</text:span><text:span text:style-name="T27">. </text:span><text:span text:style-name="T30">Git push origin – </text:span><text:span text:style-name="T27">отправил изменения в репозиторий.</text:span></text:p>
      <text:p text:style-name="P24"><text:span text:style-name="T31"><text:s/>g</text:span><text:span text:style-name="T27">. Создал </text:span><text:span text:style-name="T30">pull request </text:span><text:span text:style-name="T27">в ветку </text:span><text:span text:style-name="T30">master.</text:span></text:p>
      <text:p text:style-name="P35"><text:span text:style-name="T33"><text:s/><text:tab/></text:span><text:span text:style-name="T49">Вывод</text:span></text:p>
      <text:p text:style-name="P16"><text:span text:style-name="T10"><text:tab/></text:span><text:span text:style-name="T6">Освоил </text:span><text:span text:style-name="T9">на практике создание makefile’а для сборки проекта, а так же работу с репозиторием </text:span><text:span text:style-name="T14">github.com, </text:span><text:span text:style-name="T9">основные команды, связанные с индексированием изменений, созданием веток и синхронизации их с удаленным сервером.</text:span></text:p>
      <text:p text:style-name="P28"><text:tab/>Приложение </text:p>
      <text:p text:style-name="P30">makefile :</text:p>
      <text:p text:style-name="P31">main: get_name.o print_str.o main.o</text:p>
      <text:p text:style-name="P31"><text:s text:c="9"/>gcc main.o -o main get_name.o print_str.o</text:p>
      <text:p text:style-name="P31"><text:s text:c="8"/>rm*.o</text:p>
      <text:p text:style-name="P31">main.o: main.c</text:p>
      <text:p text:style-name="P31"><text:s text:c="8"/>gcc <text:s/>-c main.c</text:p>
      <text:p text:style-name="P31">get_name.o: get_name.c get_name.h</text:p>
      <text:p text:style-name="P31"><text:s text:c="9"/>gcc <text:s/>-c get_name.c</text:p>
      <text:p text:style-name="P31">print_str.o: print_str.c print_str.h</text:p>
      <text:p text:style-name="P31"><text:s text:c="9"/>gcc <text:s/>-c print_str.c</text:p>
      <text:p text:style-name="P31">clean:</text:p>
      <text:p text:style-name="P31"><text:s text:c="8"/>rm*.o</text:p>
      <text:p text:style-name="P29"><text:soft-page-break/><text:span text:style-name="T15"/>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Arial" svg:font-family="Arial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4pt" fo:language="ru" fo:country="RU" fo:font-weight="bold" style:font-size-asian="14pt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588cm" fo:margin-right="0cm" fo:text-indent="0cm" style:auto-text-indent="false" fo:keep-with-next="always"/>
      <style:text-properties fo:language="ru" fo:country="RU" fo:font-weight="bold" style:font-weight-asian="bold" style:font-weight-complex="bold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763cm" fo:text-indent="-0.318cm" fo:margin-left="4.7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573cm" fo:text-indent="-0.318cm" fo:margin-left="8.57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113cm" fo:text-indent="-0.635cm" fo:margin-left="11.11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383cm" fo:text-indent="-0.318cm" fo:margin-left="12.38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1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Лабораторная работа</dc:title>
    <meta:initial-creator>user</meta:initial-creator>
    <meta:creation-date>2003-09-18T10:01:00</meta:creation-date>
    <dc:date>2016-09-29T12:59:25.996000000</dc:date>
    <meta:editing-cycles>17</meta:editing-cycles>
    <meta:editing-duration>PT1H18M14S</meta:editing-duration>
    <meta:generator>LibreOffice/5.1.4.2$Windows_x86 LibreOffice_project/f99d75f39f1c57ebdd7ffc5f42867c12031db97a</meta:generator>
    <meta:document-statistic meta:table-count="1" meta:image-count="0" meta:object-count="0" meta:page-count="3" meta:paragraph-count="62" meta:word-count="403" meta:character-count="3393" meta:non-whitespace-character-count="2588"/>
  </office:meta>
</office:document-meta>
</file>